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4000001924447D37FDDC520E0.png" manifest:media-type="image/png"/>
  <manifest:file-entry manifest:full-path="Pictures/100002010000011F000001F99479DF2C4A92048B.png" manifest:media-type="image/png"/>
  <manifest:file-entry manifest:full-path="Pictures/100002010000013700000224D129A74D84546221.png" manifest:media-type="image/png"/>
  <manifest:file-entry manifest:full-path="Pictures/100002010000034400000196CFE672E5C4EF0BC3.png" manifest:media-type="image/png"/>
  <manifest:file-entry manifest:full-path="Pictures/10000201000002F2000002934B019F13B4A287D6.png" manifest:media-type="image/png"/>
  <manifest:file-entry manifest:full-path="Pictures/10000201000002FA00000196E87129551F834A4E.png" manifest:media-type="image/png"/>
  <manifest:file-entry manifest:full-path="Pictures/10000201000002CE000001AE54A3F37A095BECE4.png" manifest:media-type="image/png"/>
  <manifest:file-entry manifest:full-path="Pictures/10000201000002DD0000019A4E641E9ABF8F6C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de450" officeooo:paragraph-rsid="000de450"/>
    </style:style>
    <style:style style:name="P2" style:family="paragraph" style:parent-style-name="Preformatted_20_Text">
      <style:text-properties officeooo:rsid="000de450" officeooo:paragraph-rsid="000e6777"/>
    </style:style>
    <style:style style:name="P3" style:family="paragraph" style:parent-style-name="Preformatted_20_Text">
      <style:text-properties officeooo:rsid="000e6777" officeooo:paragraph-rsid="000e6777"/>
    </style:style>
    <style:style style:name="P4" style:family="paragraph" style:parent-style-name="Preformatted_20_Text">
      <style:paragraph-properties fo:break-before="page"/>
      <style:text-properties officeooo:rsid="000de450" officeooo:paragraph-rsid="000de450"/>
    </style:style>
    <style:style style:name="P5" style:family="paragraph" style:parent-style-name="Preformatted_20_Text">
      <style:paragraph-properties fo:break-before="page"/>
      <style:text-properties officeooo:rsid="000e6777" officeooo:paragraph-rsid="000e6777"/>
    </style:style>
    <style:style style:name="P6" style:family="paragraph" style:parent-style-name="Preformatted_20_Text">
      <style:text-properties officeooo:rsid="000de450" officeooo:paragraph-rsid="000de4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 результатів програми</text:p>
      <text:p text:style-name="P1"/>
      <text:p text:style-name="P1"/>
      <text:p text:style-name="P1"><draw:frame draw:style-name="fr1" draw:name="Image1" text:anchor-type="paragraph" svg:x="0.4075in" svg:y="0.0146in" svg:width="3.2398in" svg:height="5.7083in" draw:z-index="0"><draw:image xlink:href="Pictures/100002010000013700000224D129A74D8454622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2602in" svg:y="0.128in" svg:width="6.6929in" svg:height="5.8492in" draw:z-index="1"><draw:image xlink:href="Pictures/10000201000002F2000002934B019F13B4A287D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1" draw:name="Image3" text:anchor-type="paragraph" svg:x="0.1217in" svg:y="0.0047in" svg:width="6.6929in" svg:height="4.0083in" draw:z-index="2"><draw:image xlink:href="Pictures/10000201000002CE000001AE54A3F37A095BECE4.png" xlink:type="simple" xlink:show="embed" xlink:actuate="onLoad"/></draw:frame></text:p>
      <text:p text:style-name="P1"><draw:frame draw:style-name="fr1" draw:name="Image4" text:anchor-type="paragraph" svg:x="0.1217in" svg:y="0.3665in" svg:width="6.6929in" svg:height="3.7429in" draw:z-index="3"><draw:image xlink:href="Pictures/10000201000002DD0000019A4E641E9ABF8F6C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Приклад 2!!!</text:p>
      <text:p text:style-name="P3"><draw:frame draw:style-name="fr2" draw:name="Image5" text:anchor-type="paragraph" svg:width="2.9898in" svg:height="5.2602in" draw:z-index="4"><draw:image xlink:href="Pictures/100002010000011F000001F99479DF2C4A92048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0.2083in" svg:y="0.1043in" svg:width="6.6929in" svg:height="3.5661in" draw:z-index="5"><draw:image xlink:href="Pictures/10000201000002FA00000196E87129551F834A4E.png" xlink:type="simple" xlink:show="embed" xlink:actuate="onLoad"/></draw:frame></text:p>
      <text:p text:style-name="P3"/>
      <text:p text:style-name="P3"/>
      <text:p text:style-name="P3"><text:soft-page-break/></text:p>
      <text:p text:style-name="P3"><draw:frame draw:style-name="fr1" draw:name="Image7" text:anchor-type="paragraph" svg:x="0in" svg:y="0.1311in" svg:width="6.6929in" svg:height="3.25in" draw:z-index="6"><draw:image xlink:href="Pictures/100002010000034400000196CFE672E5C4EF0BC3.png" xlink:type="simple" xlink:show="embed" xlink:actuate="onLoad"/></draw:frame></text:p>
      <text:p text:style-name="P3"/>
      <text:p text:style-name="P3"/>
      <text:p text:style-name="P3"/>
      <text:p text:style-name="P3"/>
      <text:p text:style-name="P2"/>
      <text:p text:style-name="P1"><draw:frame draw:style-name="fr1" draw:name="Image8" text:anchor-type="paragraph" svg:x="0.278in" svg:y="0.1252in" svg:width="6.6929in" svg:height="3.2181in" draw:z-index="7"><draw:image xlink:href="Pictures/1000020100000344000001924447D37FDDC520E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5-31T16:16:44.238757216</dc:date>
    <meta:editing-duration>PT34S</meta:editing-duration>
    <meta:editing-cycles>2</meta:editing-cycles>
    <meta:document-statistic meta:table-count="0" meta:image-count="8" meta:object-count="0" meta:page-count="5" meta:paragraph-count="2" meta:word-count="5" meta:character-count="37" meta:non-whitespace-character-count="34"/>
  </office:meta>
</office:document-meta>
</file>